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sPropertyRenderer.getText( Object value , int row ,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PropertyRenderer.getTableCellRendererComponent( JTable table , Object value , boolean isSelected , boolean hasFocus , int row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aderAsPropertyRenderer.HeaderAsProperty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